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/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8" office:value-type="string" calcext:value-type="string">
            <text:p>milestone_3</text:p>
          </table:table-cell>
          <table:table-cell table:style-name="ce10" office:value-type="string" calcext:value-type="string">
            <text:p>milestone_4</text:p>
          </table:table-cell>
          <table:table-cell table:style-name="ce12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1-[.B3]" office:value-type="float" office:value="0.0499999999999999" calcext:value-type="float">
            <text:p>0.0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formula="of:=1-[.B4]" office:value-type="float" office:value="0.1" calcext:value-type="float">
            <text:p>0.1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formula="of:=1-[.B5]" office:value-type="float" office:value="0.15" calcext:value-type="float">
            <text:p>0.1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8" calcext:value-type="float">
            <text:p>0.8</text:p>
          </table:table-cell>
          <table:table-cell table:formula="of:=1-[.B6]" office:value-type="float" office:value="0.2" calcext:value-type="float">
            <text:p>0.2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formula="of:=1-[.B7]" office:value-type="float" office:value="0.25" calcext:value-type="float">
            <text:p>0.2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7" calcext:value-type="float">
            <text:p>0.7</text:p>
          </table:table-cell>
          <table:table-cell table:formula="of:=1-[.B8]" office:value-type="float" office:value="0.3" calcext:value-type="float">
            <text:p>0.3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formula="of:=1-[.B9]" office:value-type="float" office:value="0.35" calcext:value-type="float">
            <text:p>0.3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6" calcext:value-type="float">
            <text:p>0.6</text:p>
          </table:table-cell>
          <table:table-cell table:formula="of:=1-[.B10]" office:value-type="float" office:value="0.4" calcext:value-type="float">
            <text:p>0.4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formula="of:=1-[.B11]" office:value-type="float" office:value="0.45" calcext:value-type="float">
            <text:p>0.45</text:p>
          </table:table-cell>
          <table:table-cell table:style-name="ce8"/>
          <table:table-cell table:style-name="ce10"/>
          <table:table-cell table:style-name="ce12"/>
          <table:table-cell table:style-name="ce15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formula="of:=1-[.B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4" calcext:value-type="float">
            <text:p>0.4</text:p>
          </table:table-cell>
          <table:table-cell table:formula="of:=1-[.B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formula="of:=1-[.B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3" calcext:value-type="float">
            <text:p>0.3</text:p>
          </table:table-cell>
          <table:table-cell table:formula="of:=1-[.B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formula="of:=1-[.B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0.2" calcext:value-type="float">
            <text:p>0.2</text:p>
          </table:table-cell>
          <table:table-cell table:formula="of:=1-[.B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formula="of:=1-[.B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0.1" calcext:value-type="float">
            <text:p>0.1</text:p>
          </table:table-cell>
          <table:table-cell table:formula="of:=1-[.B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formula="of:=1-[.B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0999999999999998" calcext:value-type="float">
            <text:p>0.1</text:p>
          </table:table-cell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0999999999999999" calcext:value-type="float">
            <text:p>0.1</text:p>
          </table:table-cell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0499999999999998" calcext:value-type="float">
            <text:p>0.05</text:p>
          </table:table-cell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0499999999999997" calcext:value-type="float">
            <text:p>0.05</text:p>
          </table:table-cell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0.0999999999999998" calcext:value-type="float">
            <text:p>0.1</text:p>
          </table:table-cell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0.0999999999999999" calcext:value-type="float">
            <text:p>0.1</text:p>
          </table:table-cell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0.0499999999999998" calcext:value-type="float">
            <text:p>0.05</text:p>
          </table:table-cell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0.0499999999999997" calcext:value-type="float">
            <text:p>0.05</text:p>
          </table:table-cell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4"/>
          <table:table-cell office:value-type="float" office:value="0.0499999999999999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411">
          <table:table-cell table:number-columns-repeated="17"/>
        </table:table-row>
        <table:table-row table:style-name="ro1" table:number-rows-repeated="21">
          <table:table-cell/>
          <table:table-cell table:style-name="ce5"/>
          <table:table-cell table:style-name="Default" table:number-columns-repeated="11"/>
          <table:table-cell table:number-columns-repeated="4"/>
        </table:table-row>
        <table:table-row table:style-name="ro1">
          <table:table-cell/>
          <table:table-cell table:style-name="ce5"/>
          <table:table-cell table:style-name="Default" table:number-columns-repeated="11"/>
          <table:table-cell table:number-columns-repeated="4"/>
        </table:table-row>
        <calcext:conditional-formats>
          <calcext:conditional-format calcext:target-range-address="cells.G45:cells.G1048554 cells.G2:cells.G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1:cells.D1048554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:cells.E1048554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54 cells.G23:cells.G4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4:37.350147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4:53.760290735</dc:date>
    <dc:creator>Robrecht Cannoodt</dc:creator>
    <meta:editing-duration>PT3H39M32S</meta:editing-duration>
    <meta:editing-cycles>34</meta:editing-cycles>
    <meta:document-statistic meta:table-count="2" meta:cell-count="549" meta:object-count="0"/>
  </office:meta>
</office:document-meta>
</file>